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9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7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5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7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3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7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98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7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3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9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4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9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03" style:family="text">
      <style:text-properties fo:font-size="9.50pt" fo:font-weight="normal" fo:font-family="Consolas" style:font-family-asian="Consolas" style:font-family-complex="Consolas" fo:background-color="#000000" fo:color="#008000"/>
    </style:style>
    <style:style style:name="T100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3:</text:span></text:p>
      <text:p text:style-name="P1"><text:span text:style-name="T2">create</text:span><text:span text:style-name="T3"><text:s/></text:span><text:span text:style-name="T4">database</text:span><text:span text:style-name="T5"><text:s/>assign3</text:span></text:p>
      <text:p text:style-name="P1"><text:span text:style-name="T6">use</text:span><text:span text:style-name="T7"><text:s/>assign3</text:span><text:span text:style-name="T8">;</text:span><text:span text:style-name="T9"/></text:p>
      <text:p text:style-name="P1"><text:span text:style-name="T10">create</text:span><text:span text:style-name="T11"><text:s/></text:span><text:span text:style-name="T12">table</text:span><text:span text:style-name="T13"><text:s/>employee</text:span><text:span text:style-name="T14">(</text:span><text:span text:style-name="T15"/></text:p>
      <text:p text:style-name="P1"><text:span text:style-name="T15"><text:s text:c="4"/>empno<text:s/></text:span><text:span text:style-name="T16">INT</text:span><text:span text:style-name="T17"><text:s/></text:span><text:span text:style-name="T18">primary</text:span><text:span text:style-name="T19"><text:s/></text:span><text:span text:style-name="T20">key</text:span><text:span text:style-name="T21">,</text:span><text:span text:style-name="T22"/></text:p>
      <text:p text:style-name="P1"><text:span text:style-name="T22"><text:tab/>ename<text:s/></text:span><text:span text:style-name="T23">varchar</text:span><text:span text:style-name="T24">(</text:span><text:span text:style-name="T25">50</text:span><text:span text:style-name="T26">),</text:span><text:span text:style-name="T27"/></text:p>
      <text:p text:style-name="P1"><text:span text:style-name="T27"><text:tab/>job<text:s/></text:span><text:span text:style-name="T28">varchar</text:span><text:span text:style-name="T29">(</text:span><text:span text:style-name="T30">50</text:span><text:span text:style-name="T31">),</text:span><text:span text:style-name="T32"/></text:p>
      <text:p text:style-name="P1"><text:span text:style-name="T32"><text:tab/>mgr_id<text:s/></text:span><text:span text:style-name="T33">INT</text:span><text:span text:style-name="T34">,</text:span><text:span text:style-name="T35"/></text:p>
      <text:p text:style-name="P1"><text:span text:style-name="T35"><text:tab/>hiredate<text:s/></text:span><text:span text:style-name="T36">date</text:span><text:span text:style-name="T37">,</text:span><text:span text:style-name="T38"/></text:p>
      <text:p text:style-name="P1"><text:span text:style-name="T38"><text:tab/>sal<text:s/></text:span><text:span text:style-name="T39">FLOAT</text:span><text:span text:style-name="T40">(</text:span><text:span text:style-name="T41">7</text:span><text:span text:style-name="T42">)</text:span><text:span text:style-name="T43"><text:s/></text:span><text:span text:style-name="T44">check<text:s/></text:span><text:span text:style-name="T45">(</text:span><text:span text:style-name="T46">sal</text:span><text:span text:style-name="T47">&gt;</text:span><text:span text:style-name="T48">0</text:span><text:span text:style-name="T49">),</text:span><text:span text:style-name="T50"/></text:p>
      <text:p text:style-name="P1"><text:span text:style-name="T50"><text:tab/>comm<text:s/></text:span><text:span text:style-name="T51">INT</text:span><text:span text:style-name="T52">,</text:span><text:span text:style-name="T53"/></text:p>
      <text:p text:style-name="P1"><text:span text:style-name="T53"><text:tab/>deptno<text:s/></text:span><text:span text:style-name="T54">INT</text:span><text:span text:style-name="T55"><text:s/></text:span></text:p>
      <text:p text:style-name="P1"><text:span text:style-name="T56">);</text:span><text:span text:style-name="T57"/></text:p>
      <text:p text:style-name="P1"><text:span text:style-name="T58">insert</text:span><text:span text:style-name="T59"><text:s/></text:span><text:span text:style-name="T60">into</text:span><text:span text:style-name="T61"><text:s/>employee</text:span><text:span text:style-name="T62">(</text:span><text:span text:style-name="T63">empno</text:span><text:span text:style-name="T64">,</text:span><text:span text:style-name="T65">ename</text:span><text:span text:style-name="T66">,</text:span><text:span text:style-name="T67">job</text:span><text:span text:style-name="T68">,</text:span><text:span text:style-name="T69">mgr_id</text:span><text:span text:style-name="T70">,</text:span><text:span text:style-name="T71">hiredate</text:span><text:span text:style-name="T72">,</text:span><text:span text:style-name="T73">sal</text:span><text:span text:style-name="T74">,</text:span><text:span text:style-name="T75">comm</text:span><text:span text:style-name="T76">,</text:span><text:span text:style-name="T77">deptno</text:span><text:span text:style-name="T78">)</text:span><text:span text:style-name="T79"/></text:p>
      <text:p text:style-name="P1"><text:span text:style-name="T80">values</text:span><text:span text:style-name="T81">(</text:span><text:span text:style-name="T82">7369</text:span><text:span text:style-name="T83">,</text:span><text:span text:style-name="T84">'smith'</text:span><text:span text:style-name="T85">,</text:span><text:span text:style-name="T86">'clerk'</text:span><text:span text:style-name="T87">,</text:span><text:span text:style-name="T88">7902</text:span><text:span text:style-name="T89">,</text:span><text:span text:style-name="T90">'17-Dec-80'</text:span><text:span text:style-name="T91">,</text:span><text:span text:style-name="T92">800</text:span><text:span text:style-name="T93">,null,</text:span><text:span text:style-name="T94">20</text:span><text:span text:style-name="T95">);</text:span><text:span text:style-name="T96"/></text:p>
      <text:p text:style-name="P1"><text:span text:style-name="T97">insert</text:span><text:span text:style-name="T98"><text:s/></text:span><text:span text:style-name="T99">into</text:span><text:span text:style-name="T100"><text:s/>employee</text:span><text:span text:style-name="T101">(</text:span><text:span text:style-name="T102">empno</text:span><text:span text:style-name="T103">,</text:span><text:span text:style-name="T104">ename</text:span><text:span text:style-name="T105">,</text:span><text:span text:style-name="T106">job</text:span><text:span text:style-name="T107">,</text:span><text:span text:style-name="T108">mgr_id</text:span><text:span text:style-name="T109">,</text:span><text:span text:style-name="T110">hiredate</text:span><text:span text:style-name="T111">,</text:span><text:span text:style-name="T112">sal</text:span><text:span text:style-name="T113">,</text:span><text:span text:style-name="T114">comm</text:span><text:span text:style-name="T115">,</text:span><text:span text:style-name="T116">deptno</text:span><text:span text:style-name="T117">)</text:span><text:span text:style-name="T118"/></text:p>
      <text:p text:style-name="P1"><text:span text:style-name="T119">values</text:span><text:span text:style-name="T120">(</text:span><text:span text:style-name="T121">7499</text:span><text:span text:style-name="T122">,</text:span><text:span text:style-name="T123">'allen'</text:span><text:span text:style-name="T124">,</text:span><text:span text:style-name="T125">'salesman'</text:span><text:span text:style-name="T126">,</text:span><text:span text:style-name="T127">7698</text:span><text:span text:style-name="T128">,</text:span><text:span text:style-name="T129">'20-feb-81'</text:span><text:span text:style-name="T130">,</text:span><text:span text:style-name="T131">1600</text:span><text:span text:style-name="T132">,</text:span><text:span text:style-name="T133">300</text:span><text:span text:style-name="T134">,</text:span><text:span text:style-name="T135">30</text:span><text:span text:style-name="T136">);</text:span><text:span text:style-name="T137"/></text:p>
      <text:p text:style-name="P1"><text:span text:style-name="T138">insert</text:span><text:span text:style-name="T139"><text:s/></text:span><text:span text:style-name="T140">into</text:span><text:span text:style-name="T141"><text:s/>employee</text:span><text:span text:style-name="T142">(</text:span><text:span text:style-name="T143">empno</text:span><text:span text:style-name="T144">,</text:span><text:span text:style-name="T145">ename</text:span><text:span text:style-name="T146">,</text:span><text:span text:style-name="T147">job</text:span><text:span text:style-name="T148">,</text:span><text:span text:style-name="T149">mgr_id</text:span><text:span text:style-name="T150">,</text:span><text:span text:style-name="T151">hiredate</text:span><text:span text:style-name="T152">,</text:span><text:span text:style-name="T153">sal</text:span><text:span text:style-name="T154">,</text:span><text:span text:style-name="T155">comm</text:span><text:span text:style-name="T156">,</text:span><text:span text:style-name="T157">deptno</text:span><text:span text:style-name="T158">)</text:span><text:span text:style-name="T159"/></text:p>
      <text:p text:style-name="P1"><text:span text:style-name="T160">values</text:span><text:span text:style-name="T161">(</text:span><text:span text:style-name="T162">7521</text:span><text:span text:style-name="T163">,</text:span><text:span text:style-name="T164">'ward'</text:span><text:span text:style-name="T165">,</text:span><text:span text:style-name="T166">'salesman'</text:span><text:span text:style-name="T167">,</text:span><text:span text:style-name="T168">7698</text:span><text:span text:style-name="T169">,</text:span><text:span text:style-name="T170">'22-feb-81'</text:span><text:span text:style-name="T171">,</text:span><text:span text:style-name="T172">1250</text:span><text:span text:style-name="T173">,</text:span><text:span text:style-name="T174">500</text:span><text:span text:style-name="T175">,</text:span><text:span text:style-name="T176">30</text:span><text:span text:style-name="T177">);</text:span><text:span text:style-name="T178"/></text:p>
      <text:p text:style-name="P1"><text:span text:style-name="T179">insert</text:span><text:span text:style-name="T180"><text:s/></text:span><text:span text:style-name="T181">into</text:span><text:span text:style-name="T182"><text:s/>employee</text:span><text:span text:style-name="T183">(</text:span><text:span text:style-name="T184">empno</text:span><text:span text:style-name="T185">,</text:span><text:span text:style-name="T186">ename</text:span><text:span text:style-name="T187">,</text:span><text:span text:style-name="T188">job</text:span><text:span text:style-name="T189">,</text:span><text:span text:style-name="T190">mgr_id</text:span><text:span text:style-name="T191">,</text:span><text:span text:style-name="T192">hiredate</text:span><text:span text:style-name="T193">,</text:span><text:span text:style-name="T194">sal</text:span><text:span text:style-name="T195">,</text:span><text:span text:style-name="T196">comm</text:span><text:span text:style-name="T197">,</text:span><text:span text:style-name="T198">deptno</text:span><text:span text:style-name="T199">)</text:span><text:span text:style-name="T200"/></text:p>
      <text:p text:style-name="P1"><text:span text:style-name="T201">values</text:span><text:span text:style-name="T202">(</text:span><text:span text:style-name="T203">7566</text:span><text:span text:style-name="T204">,</text:span><text:span text:style-name="T205">'jones'</text:span><text:span text:style-name="T206">,</text:span><text:span text:style-name="T207">'manager'</text:span><text:span text:style-name="T208">,</text:span><text:span text:style-name="T209">7839</text:span><text:span text:style-name="T210">,</text:span><text:span text:style-name="T211">'02-apr-81'</text:span><text:span text:style-name="T212">,</text:span><text:span text:style-name="T213">2975</text:span><text:span text:style-name="T214">,null,</text:span><text:span text:style-name="T215">20</text:span><text:span text:style-name="T216">);</text:span><text:span text:style-name="T217"/></text:p>
      <text:p text:style-name="P1"><text:span text:style-name="T218">insert</text:span><text:span text:style-name="T219"><text:s/></text:span><text:span text:style-name="T220">into</text:span><text:span text:style-name="T221"><text:s/>employee</text:span><text:span text:style-name="T222">(</text:span><text:span text:style-name="T223">empno</text:span><text:span text:style-name="T224">,</text:span><text:span text:style-name="T225">ename</text:span><text:span text:style-name="T226">,</text:span><text:span text:style-name="T227">job</text:span><text:span text:style-name="T228">,</text:span><text:span text:style-name="T229">mgr_id</text:span><text:span text:style-name="T230">,</text:span><text:span text:style-name="T231">hiredate</text:span><text:span text:style-name="T232">,</text:span><text:span text:style-name="T233">sal</text:span><text:span text:style-name="T234">,</text:span><text:span text:style-name="T235">comm</text:span><text:span text:style-name="T236">,</text:span><text:span text:style-name="T237">deptno</text:span><text:span text:style-name="T238">)</text:span><text:span text:style-name="T239"/></text:p>
      <text:p text:style-name="P1"><text:span text:style-name="T240">values</text:span><text:span text:style-name="T241">(</text:span><text:span text:style-name="T242">7354</text:span><text:span text:style-name="T243">,</text:span><text:span text:style-name="T244">'martin'</text:span><text:span text:style-name="T245">,</text:span><text:span text:style-name="T246">'salesman'</text:span><text:span text:style-name="T247">,</text:span><text:span text:style-name="T248">7698</text:span><text:span text:style-name="T249">,</text:span><text:span text:style-name="T250">'28-sep-81'</text:span><text:span text:style-name="T251">,</text:span><text:span text:style-name="T252">1250</text:span><text:span text:style-name="T253">,</text:span><text:span text:style-name="T254">1400</text:span><text:span text:style-name="T255">,</text:span><text:span text:style-name="T256">30</text:span><text:span text:style-name="T257">);</text:span><text:span text:style-name="T258"/></text:p>
      <text:p text:style-name="P1"><text:span text:style-name="T259">insert</text:span><text:span text:style-name="T260"><text:s/></text:span><text:span text:style-name="T261">into</text:span><text:span text:style-name="T262"><text:s/>employee</text:span><text:span text:style-name="T263">(</text:span><text:span text:style-name="T264">empno</text:span><text:span text:style-name="T265">,</text:span><text:span text:style-name="T266">ename</text:span><text:span text:style-name="T267">,</text:span><text:span text:style-name="T268">job</text:span><text:span text:style-name="T269">,</text:span><text:span text:style-name="T270">mgr_id</text:span><text:span text:style-name="T271">,</text:span><text:span text:style-name="T272">hiredate</text:span><text:span text:style-name="T273">,</text:span><text:span text:style-name="T274">sal</text:span><text:span text:style-name="T275">,</text:span><text:span text:style-name="T276">comm</text:span><text:span text:style-name="T277">,</text:span><text:span text:style-name="T278">deptno</text:span><text:span text:style-name="T279">)</text:span><text:span text:style-name="T280"/></text:p>
      <text:p text:style-name="P1"><text:span text:style-name="T281">values</text:span><text:span text:style-name="T282">(</text:span><text:span text:style-name="T283">7698</text:span><text:span text:style-name="T284">,</text:span><text:span text:style-name="T285">'blake'</text:span><text:span text:style-name="T286">,</text:span><text:span text:style-name="T287">'manager'</text:span><text:span text:style-name="T288">,</text:span><text:span text:style-name="T289">7839</text:span><text:span text:style-name="T290">,</text:span><text:span text:style-name="T291">'01-may-81'</text:span><text:span text:style-name="T292">,</text:span><text:span text:style-name="T293">2850</text:span><text:span text:style-name="T294">,null,</text:span><text:span text:style-name="T295">30</text:span><text:span text:style-name="T296">);</text:span><text:span text:style-name="T297"/></text:p>
      <text:p text:style-name="P1"><text:span text:style-name="T298">insert</text:span><text:span text:style-name="T299"><text:s/></text:span><text:span text:style-name="T300">into</text:span><text:span text:style-name="T301"><text:s/>employee</text:span><text:span text:style-name="T302">(</text:span><text:span text:style-name="T303">empno</text:span><text:span text:style-name="T304">,</text:span><text:span text:style-name="T305">ename</text:span><text:span text:style-name="T306">,</text:span><text:span text:style-name="T307">job</text:span><text:span text:style-name="T308">,</text:span><text:span text:style-name="T309">mgr_id</text:span><text:span text:style-name="T310">,</text:span><text:span text:style-name="T311">hiredate</text:span><text:span text:style-name="T312">,</text:span><text:span text:style-name="T313">sal</text:span><text:span text:style-name="T314">,</text:span><text:span text:style-name="T315">comm</text:span><text:span text:style-name="T316">,</text:span><text:span text:style-name="T317">deptno</text:span><text:span text:style-name="T318">)</text:span><text:span text:style-name="T319"/></text:p>
      <text:p text:style-name="P1"><text:span text:style-name="T320">values</text:span><text:span text:style-name="T321">(</text:span><text:span text:style-name="T322">7782</text:span><text:span text:style-name="T323">,</text:span><text:span text:style-name="T324">'clark'</text:span><text:span text:style-name="T325">,</text:span><text:span text:style-name="T326">'manager'</text:span><text:span text:style-name="T327">,</text:span><text:span text:style-name="T328">7839</text:span><text:span text:style-name="T329">,</text:span><text:span text:style-name="T330">'09-jun-81'</text:span><text:span text:style-name="T331">,</text:span><text:span text:style-name="T332">2450</text:span><text:span text:style-name="T333">,null,</text:span><text:span text:style-name="T334">10</text:span><text:span text:style-name="T335">);</text:span><text:span text:style-name="T336"/></text:p>
      <text:p text:style-name="P1"><text:span text:style-name="T337">insert</text:span><text:span text:style-name="T338"><text:s/></text:span><text:span text:style-name="T339">into</text:span><text:span text:style-name="T340"><text:s/>employee</text:span><text:span text:style-name="T341">(</text:span><text:span text:style-name="T342">empno</text:span><text:span text:style-name="T343">,</text:span><text:span text:style-name="T344">ename</text:span><text:span text:style-name="T345">,</text:span><text:span text:style-name="T346">job</text:span><text:span text:style-name="T347">,</text:span><text:span text:style-name="T348">mgr_id</text:span><text:span text:style-name="T349">,</text:span><text:span text:style-name="T350">hiredate</text:span><text:span text:style-name="T351">,</text:span><text:span text:style-name="T352">sal</text:span><text:span text:style-name="T353">,</text:span><text:span text:style-name="T354">comm</text:span><text:span text:style-name="T355">,</text:span><text:span text:style-name="T356">deptno</text:span><text:span text:style-name="T357">)</text:span><text:span text:style-name="T358"/></text:p>
      <text:p text:style-name="P1"><text:span text:style-name="T359">values</text:span><text:span text:style-name="T360">(</text:span><text:span text:style-name="T361">7788</text:span><text:span text:style-name="T362">,</text:span><text:span text:style-name="T363">'scott'</text:span><text:span text:style-name="T364">,</text:span><text:span text:style-name="T365">'analyst'</text:span><text:span text:style-name="T366">,</text:span><text:span text:style-name="T367">7566</text:span><text:span text:style-name="T368">,</text:span><text:span text:style-name="T369">'19-apr-87'</text:span><text:span text:style-name="T370">,</text:span><text:span text:style-name="T371">3000</text:span><text:span text:style-name="T372">,null,</text:span><text:span text:style-name="T373">20</text:span><text:span text:style-name="T374">);</text:span><text:span text:style-name="T375"/></text:p>
      <text:p text:style-name="P1"><text:span text:style-name="T376">insert</text:span><text:span text:style-name="T377"><text:s/></text:span><text:span text:style-name="T378">into</text:span><text:span text:style-name="T379"><text:s/>employee</text:span><text:span text:style-name="T380">(</text:span><text:span text:style-name="T381">empno</text:span><text:span text:style-name="T382">,</text:span><text:span text:style-name="T383">ename</text:span><text:span text:style-name="T384">,</text:span><text:span text:style-name="T385">job</text:span><text:span text:style-name="T386">,</text:span><text:span text:style-name="T387">mgr_id</text:span><text:span text:style-name="T388">,</text:span><text:span text:style-name="T389">hiredate</text:span><text:span text:style-name="T390">,</text:span><text:span text:style-name="T391">sal</text:span><text:span text:style-name="T392">,</text:span><text:span text:style-name="T393">comm</text:span><text:span text:style-name="T394">,</text:span><text:span text:style-name="T395">deptno</text:span><text:span text:style-name="T396">)</text:span><text:span text:style-name="T397"/></text:p>
      <text:p text:style-name="P1"><text:span text:style-name="T398">values</text:span><text:span text:style-name="T399">(</text:span><text:span text:style-name="T400">7839</text:span><text:span text:style-name="T401">,</text:span><text:span text:style-name="T402">'king'</text:span><text:span text:style-name="T403">,</text:span><text:span text:style-name="T404">'president'</text:span><text:span text:style-name="T405">,null,</text:span><text:span text:style-name="T406">'17-nov-81'</text:span><text:span text:style-name="T407">,</text:span><text:span text:style-name="T408">5000</text:span><text:span text:style-name="T409">,null,</text:span><text:span text:style-name="T410">10</text:span><text:span text:style-name="T411">);</text:span><text:span text:style-name="T412"/></text:p>
      <text:p text:style-name="P1"><text:span text:style-name="T413">insert</text:span><text:span text:style-name="T414"><text:s/></text:span><text:span text:style-name="T415">into</text:span><text:span text:style-name="T416"><text:s/>employee</text:span><text:span text:style-name="T417">(</text:span><text:span text:style-name="T418">empno</text:span><text:span text:style-name="T419">,</text:span><text:span text:style-name="T420">ename</text:span><text:span text:style-name="T421">,</text:span><text:span text:style-name="T422">job</text:span><text:span text:style-name="T423">,</text:span><text:span text:style-name="T424">mgr_id</text:span><text:span text:style-name="T425">,</text:span><text:span text:style-name="T426">hiredate</text:span><text:span text:style-name="T427">,</text:span><text:span text:style-name="T428">sal</text:span><text:span text:style-name="T429">,</text:span><text:span text:style-name="T430">comm</text:span><text:span text:style-name="T431">,</text:span><text:span text:style-name="T432">deptno</text:span><text:span text:style-name="T433">)</text:span><text:span text:style-name="T434"/></text:p>
      <text:p text:style-name="P1"><text:span text:style-name="T435">values</text:span><text:span text:style-name="T436">(</text:span><text:span text:style-name="T437">7844</text:span><text:span text:style-name="T438">,</text:span><text:span text:style-name="T439">'turner'</text:span><text:span text:style-name="T440">,</text:span><text:span text:style-name="T441">'salesman'</text:span><text:span text:style-name="T442">,</text:span><text:span text:style-name="T443">7698</text:span><text:span text:style-name="T444">,</text:span><text:span text:style-name="T445">'08-sep-81'</text:span><text:span text:style-name="T446">,</text:span><text:span text:style-name="T447">1500</text:span><text:span text:style-name="T448">,</text:span><text:span text:style-name="T449">0</text:span><text:span text:style-name="T450">,</text:span><text:span text:style-name="T451">30</text:span><text:span text:style-name="T452">);</text:span><text:span text:style-name="T453"/></text:p>
      <text:p text:style-name="P1"><text:span text:style-name="T454">insert</text:span><text:span text:style-name="T455"><text:s/></text:span><text:span text:style-name="T456">into</text:span><text:span text:style-name="T457"><text:s/>employee</text:span><text:span text:style-name="T458">(</text:span><text:span text:style-name="T459">empno</text:span><text:span text:style-name="T460">,</text:span><text:span text:style-name="T461">ename</text:span><text:span text:style-name="T462">,</text:span><text:span text:style-name="T463">job</text:span><text:span text:style-name="T464">,</text:span><text:span text:style-name="T465">mgr_id</text:span><text:span text:style-name="T466">,</text:span><text:span text:style-name="T467">hiredate</text:span><text:span text:style-name="T468">,</text:span><text:span text:style-name="T469">sal</text:span><text:span text:style-name="T470">,</text:span><text:span text:style-name="T471">comm</text:span><text:span text:style-name="T472">,</text:span><text:span text:style-name="T473">deptno</text:span><text:span text:style-name="T474">)</text:span><text:span text:style-name="T475"/></text:p>
      <text:p text:style-name="P1"><text:span text:style-name="T476">values</text:span><text:span text:style-name="T477">(</text:span><text:span text:style-name="T478">7876</text:span><text:span text:style-name="T479">,</text:span><text:span text:style-name="T480">'adams'</text:span><text:span text:style-name="T481">,</text:span><text:span text:style-name="T482">'clerk'</text:span><text:span text:style-name="T483">,</text:span><text:span text:style-name="T484">7788</text:span><text:span text:style-name="T485">,</text:span><text:span text:style-name="T486">'23-may-87'</text:span><text:span text:style-name="T487">,</text:span><text:span text:style-name="T488">1100</text:span><text:span text:style-name="T489">,null,</text:span><text:span text:style-name="T490">20</text:span><text:span text:style-name="T491">);</text:span><text:span text:style-name="T492"/></text:p>
      <text:p text:style-name="P1"><text:span text:style-name="T493">insert</text:span><text:span text:style-name="T494"><text:s/></text:span><text:span text:style-name="T495">into</text:span><text:span text:style-name="T496"><text:s/>employee</text:span><text:span text:style-name="T497">(</text:span><text:span text:style-name="T498">empno</text:span><text:span text:style-name="T499">,</text:span><text:span text:style-name="T500">ename</text:span><text:span text:style-name="T501">,</text:span><text:span text:style-name="T502">job</text:span><text:span text:style-name="T503">,</text:span><text:span text:style-name="T504">mgr_id</text:span><text:span text:style-name="T505">,</text:span><text:span text:style-name="T506">hiredate</text:span><text:span text:style-name="T507">,</text:span><text:span text:style-name="T508">sal</text:span><text:span text:style-name="T509">,</text:span><text:span text:style-name="T510">comm</text:span><text:span text:style-name="T511">,</text:span><text:span text:style-name="T512">deptno</text:span><text:span text:style-name="T513">)</text:span><text:span text:style-name="T514"/></text:p>
      <text:p text:style-name="P1"><text:span text:style-name="T515">values</text:span><text:span text:style-name="T516">(</text:span><text:span text:style-name="T517">7900</text:span><text:span text:style-name="T518">,</text:span><text:span text:style-name="T519">'james'</text:span><text:span text:style-name="T520">,</text:span><text:span text:style-name="T521">'clerk'</text:span><text:span text:style-name="T522">,</text:span><text:span text:style-name="T523">7698</text:span><text:span text:style-name="T524">,</text:span><text:span text:style-name="T525">'03-Dec-81'</text:span><text:span text:style-name="T526">,</text:span><text:span text:style-name="T527">950</text:span><text:span text:style-name="T528">,null,</text:span><text:span text:style-name="T529">30</text:span><text:span text:style-name="T530">);</text:span><text:span text:style-name="T531"/></text:p>
      <text:p text:style-name="P1"><text:span text:style-name="T532">insert</text:span><text:span text:style-name="T533"><text:s/></text:span><text:span text:style-name="T534">into</text:span><text:span text:style-name="T535"><text:s/>employee</text:span><text:span text:style-name="T536">(</text:span><text:span text:style-name="T537">empno</text:span><text:span text:style-name="T538">,</text:span><text:span text:style-name="T539">ename</text:span><text:span text:style-name="T540">,</text:span><text:span text:style-name="T541">job</text:span><text:span text:style-name="T542">,</text:span><text:span text:style-name="T543">mgr_id</text:span><text:span text:style-name="T544">,</text:span><text:span text:style-name="T545">hiredate</text:span><text:span text:style-name="T546">,</text:span><text:span text:style-name="T547">sal</text:span><text:span text:style-name="T548">,</text:span><text:span text:style-name="T549">comm</text:span><text:span text:style-name="T550">,</text:span><text:span text:style-name="T551">deptno</text:span><text:span text:style-name="T552">)</text:span><text:span text:style-name="T553"/></text:p>
      <text:p text:style-name="P1"><text:span text:style-name="T554">values</text:span><text:span text:style-name="T555">(</text:span><text:span text:style-name="T556">7902</text:span><text:span text:style-name="T557">,</text:span><text:span text:style-name="T558">'ford'</text:span><text:span text:style-name="T559">,</text:span><text:span text:style-name="T560">'analyst'</text:span><text:span text:style-name="T561">,</text:span><text:span text:style-name="T562">7566</text:span><text:span text:style-name="T563">,</text:span><text:span text:style-name="T564">'03-Dec-81'</text:span><text:span text:style-name="T565">,</text:span><text:span text:style-name="T566">3000</text:span><text:span text:style-name="T567">,null,</text:span><text:span text:style-name="T568">20</text:span><text:span text:style-name="T569">);</text:span><text:span text:style-name="T570"/></text:p>
      <text:p text:style-name="P1"><text:span text:style-name="T571">insert</text:span><text:span text:style-name="T572"><text:s/></text:span><text:span text:style-name="T573">into</text:span><text:span text:style-name="T574"><text:s/>employee</text:span><text:span text:style-name="T575">(</text:span><text:span text:style-name="T576">empno</text:span><text:span text:style-name="T577">,</text:span><text:span text:style-name="T578">ename</text:span><text:span text:style-name="T579">,</text:span><text:span text:style-name="T580">job</text:span><text:span text:style-name="T581">,</text:span><text:span text:style-name="T582">mgr_id</text:span><text:span text:style-name="T583">,</text:span><text:span text:style-name="T584">hiredate</text:span><text:span text:style-name="T585">,</text:span><text:span text:style-name="T586">sal</text:span><text:span text:style-name="T587">,</text:span><text:span text:style-name="T588">comm</text:span><text:span text:style-name="T589">,</text:span><text:span text:style-name="T590">deptno</text:span><text:span text:style-name="T591">)</text:span><text:span text:style-name="T592"/></text:p>
      <text:p text:style-name="P1"><text:span text:style-name="T593">values</text:span><text:span text:style-name="T594">(</text:span><text:span text:style-name="T595">7934</text:span><text:span text:style-name="T596">,</text:span><text:span text:style-name="T597">'miller'</text:span><text:span text:style-name="T598">,</text:span><text:span text:style-name="T599">'clerk'</text:span><text:span text:style-name="T600">,</text:span><text:span text:style-name="T601">7782</text:span><text:span text:style-name="T602">,</text:span><text:span text:style-name="T603">'23-jan-82'</text:span><text:span text:style-name="T604">,</text:span><text:span text:style-name="T605">1300</text:span><text:span text:style-name="T606">,null,</text:span><text:span text:style-name="T607">10</text:span><text:span text:style-name="T608">);</text:span><text:span text:style-name="T609"/></text:p>
      <text:p text:style-name="P1"><text:span text:style-name="T609"/></text:p>
      <text:p text:style-name="P1"><text:span text:style-name="T610">create</text:span><text:span text:style-name="T611"><text:s/></text:span><text:span text:style-name="T612">table</text:span><text:span text:style-name="T613"><text:s/>department</text:span><text:span text:style-name="T614">(</text:span><text:span text:style-name="T615"/></text:p>
      <text:p text:style-name="P1"><text:span text:style-name="T615"><text:s text:c="4"/>deptno<text:s/></text:span><text:span text:style-name="T616">INT</text:span><text:span text:style-name="T617"><text:s/></text:span><text:span text:style-name="T618">primary</text:span><text:span text:style-name="T619"><text:s/></text:span><text:span text:style-name="T620">key</text:span><text:span text:style-name="T621">,</text:span><text:span text:style-name="T622"/></text:p>
      <text:p text:style-name="P1"><text:span text:style-name="T622"><text:tab/>dname<text:s/></text:span><text:span text:style-name="T623">varchar</text:span><text:span text:style-name="T624">(</text:span><text:span text:style-name="T625">50</text:span><text:span text:style-name="T626">),</text:span><text:span text:style-name="T627"/></text:p>
      <text:p text:style-name="P1"><text:span text:style-name="T627"><text:tab/>loc<text:s/></text:span><text:span text:style-name="T628">varchar</text:span><text:span text:style-name="T629">(</text:span><text:span text:style-name="T630">50</text:span><text:span text:style-name="T631">)</text:span><text:span text:style-name="T632"/></text:p>
      <text:p text:style-name="P1"><text:span text:style-name="T633">);</text:span><text:span text:style-name="T634"/></text:p>
      <text:p text:style-name="P1"><text:span text:style-name="T635">insert</text:span><text:span text:style-name="T636"><text:s/></text:span><text:span text:style-name="T637">into</text:span><text:span text:style-name="T638"><text:s/>department<text:s/></text:span><text:span text:style-name="T639">values</text:span><text:span text:style-name="T640">(</text:span><text:span text:style-name="T641">10</text:span><text:span text:style-name="T642">,</text:span><text:span text:style-name="T643">'Accounting'</text:span><text:span text:style-name="T644">,</text:span><text:span text:style-name="T645">'new york'</text:span><text:span text:style-name="T646">),</text:span><text:span text:style-name="T647"/></text:p>
      <text:p text:style-name="P1"><text:span text:style-name="T648">(</text:span><text:span text:style-name="T649">20</text:span><text:span text:style-name="T650">,</text:span><text:span text:style-name="T651">'research'</text:span><text:span text:style-name="T652">,</text:span><text:span text:style-name="T653">'dallas'</text:span><text:span text:style-name="T654">),</text:span><text:span text:style-name="T655"/></text:p>
      <text:p text:style-name="P1"><text:span text:style-name="T656">(</text:span><text:span text:style-name="T657">30</text:span><text:span text:style-name="T658">,</text:span><text:span text:style-name="T659">'sales'</text:span><text:span text:style-name="T660">,</text:span><text:span text:style-name="T661">'chicago'</text:span><text:span text:style-name="T662">),</text:span><text:span text:style-name="T663"/></text:p>
      <text:p text:style-name="P1"><text:span text:style-name="T664">(</text:span><text:span text:style-name="T665">40</text:span><text:span text:style-name="T666">,</text:span><text:span text:style-name="T667">'operations'</text:span><text:span text:style-name="T668">,</text:span><text:span text:style-name="T669">'boston'</text:span><text:span text:style-name="T670">);</text:span><text:span text:style-name="T671"/></text:p>
      <text:p text:style-name="P1"><text:span text:style-name="T672">/*1. Retrieve a list of MANAGERS. */</text:span><text:span text:style-name="T673"/></text:p>
      <text:p text:style-name="P1"><text:span text:style-name="T674">select</text:span><text:span text:style-name="T675"><text:s/></text:span><text:span text:style-name="T676">distinct</text:span><text:span text:style-name="T677"><text:s/>ename</text:span></text:p>
      <text:p text:style-name="P1"><text:span text:style-name="T678">from</text:span><text:span text:style-name="T679"><text:s/>employee</text:span></text:p>
      <text:p text:style-name="P1"><text:span text:style-name="T680">where</text:span><text:span text:style-name="T681"><text:s/>job</text:span><text:span text:style-name="T682">=</text:span><text:span text:style-name="T683">'manager'</text:span><text:span text:style-name="T684">;</text:span><text:span text:style-name="T685"/></text:p>
      <text:p text:style-name="P1"><text:span text:style-name="T686">/*2. Find out the names and salaries of all employees earning more than 1000 per month. */</text:span><text:span text:style-name="T687"/></text:p>
      <text:p text:style-name="P1"><text:span text:style-name="T688">select</text:span><text:span text:style-name="T689"><text:s/>ename</text:span><text:span text:style-name="T690">,</text:span><text:span text:style-name="T691">sal</text:span></text:p>
      <text:p text:style-name="P1"><text:span text:style-name="T692">from</text:span><text:span text:style-name="T693"><text:s/>employee</text:span></text:p>
      <text:p text:style-name="P1"><text:span text:style-name="T694">where</text:span><text:span text:style-name="T695"><text:s/>sal</text:span><text:span text:style-name="T696">&gt;</text:span><text:span text:style-name="T697">1000</text:span><text:span text:style-name="T698">;</text:span><text:span text:style-name="T699"/></text:p>
      <text:p text:style-name="P1"><text:span text:style-name="T700">/*3. Display the names and salaries of all employees except JAMES. */</text:span><text:span text:style-name="T701"/></text:p>
      <text:p text:style-name="P1"><text:span text:style-name="T702">select</text:span><text:span text:style-name="T703"><text:s/>ename</text:span><text:span text:style-name="T704">,</text:span><text:span text:style-name="T705">sal</text:span></text:p>
      <text:p text:style-name="P1"><text:span text:style-name="T706">from</text:span><text:span text:style-name="T707"><text:s/>employee</text:span></text:p>
      <text:p text:style-name="P1"><text:span text:style-name="T708">where</text:span><text:span text:style-name="T709"><text:s/>ename<text:s/></text:span><text:span text:style-name="T710">&lt;&gt;</text:span><text:span text:style-name="T711"><text:s/></text:span><text:span text:style-name="T712">'james'</text:span><text:span text:style-name="T713">;</text:span><text:span text:style-name="T714"/></text:p>
      <text:p text:style-name="P1"><text:span text:style-name="T715">/*4. Find out the details of employees whose names begin with ‘S’. */</text:span><text:span text:style-name="T716"/></text:p>
      <text:p text:style-name="P1"><text:span text:style-name="T717">select</text:span><text:span text:style-name="T718">*</text:span><text:span text:style-name="T719"/></text:p>
      <text:p text:style-name="P1"><text:span text:style-name="T720">from</text:span><text:span text:style-name="T721"><text:s/>employee</text:span></text:p>
      <text:p text:style-name="P1"><text:span text:style-name="T722">where</text:span><text:span text:style-name="T723"><text:s/>ename<text:s/></text:span><text:span text:style-name="T724">like</text:span><text:span text:style-name="T725"><text:s/></text:span><text:span text:style-name="T726">'s%'</text:span><text:span text:style-name="T727">;</text:span><text:span text:style-name="T728"/></text:p>
      <text:p text:style-name="P1"><text:span text:style-name="T729">/*5. Find out the names of all employees that have ‘A’ anywhere in their name.*/</text:span><text:span text:style-name="T730"/></text:p>
      <text:p text:style-name="P1"><text:span text:style-name="T731">select</text:span><text:span text:style-name="T732"><text:s/>ename</text:span></text:p>
      <text:p text:style-name="P1"><text:span text:style-name="T733">from</text:span><text:span text:style-name="T734"><text:s/>employee</text:span></text:p>
      <text:p text:style-name="P1"><text:span text:style-name="T735">where</text:span><text:span text:style-name="T736"><text:s/>ename<text:s/></text:span><text:span text:style-name="T737">like</text:span><text:span text:style-name="T738"><text:s/></text:span><text:span text:style-name="T739">'%a%'</text:span><text:span text:style-name="T740">;</text:span><text:span text:style-name="T741"/></text:p>
      <text:p text:style-name="P1"><text:span text:style-name="T742">/*6. Find out the names of all employees that have ‘L’ as their third character in their name.*/</text:span><text:span text:style-name="T743"/></text:p>
      <text:p text:style-name="P1"><text:span text:style-name="T744">select</text:span><text:span text:style-name="T745"><text:s/>ename</text:span></text:p>
      <text:p text:style-name="P1"><text:span text:style-name="T746">from</text:span><text:span text:style-name="T747"><text:s/>employee</text:span></text:p>
      <text:p text:style-name="P1"><text:span text:style-name="T748">where</text:span><text:span text:style-name="T749"><text:s/></text:span><text:span text:style-name="T750">SUBSTRING</text:span><text:span text:style-name="T751">(</text:span><text:span text:style-name="T752">ename</text:span><text:span text:style-name="T753">,</text:span><text:span text:style-name="T754">3</text:span><text:span text:style-name="T755">,</text:span><text:span text:style-name="T756">1</text:span><text:span text:style-name="T757">)=</text:span><text:span text:style-name="T758">'l'</text:span><text:span text:style-name="T759">;</text:span><text:span text:style-name="T760"/></text:p>
      <text:p text:style-name="P1"><text:span text:style-name="T761">/*7. Compute daily salary of JONES. */</text:span><text:span text:style-name="T762"/></text:p>
      <text:p text:style-name="P1"><text:span text:style-name="T763">select</text:span><text:span text:style-name="T764"><text:s/>ename</text:span><text:span text:style-name="T765">,</text:span><text:span text:style-name="T766">sal</text:span><text:span text:style-name="T767">/</text:span><text:span text:style-name="T768">30<text:s/></text:span><text:span text:style-name="T769">as</text:span><text:span text:style-name="T770"><text:s/>"daily salary"</text:span></text:p>
      <text:p text:style-name="P1"><text:span text:style-name="T771">from</text:span><text:span text:style-name="T772"><text:s/>employee</text:span></text:p>
      <text:p text:style-name="P1"><text:span text:style-name="T773">where</text:span><text:span text:style-name="T774"><text:s/>ename</text:span><text:span text:style-name="T775">=</text:span><text:span text:style-name="T776">'jones'</text:span><text:span text:style-name="T777">;</text:span><text:span text:style-name="T778"/></text:p>
      <text:p text:style-name="P1"><text:span text:style-name="T779">/*8. Calculate the total monthly salary of all employees. */</text:span><text:span text:style-name="T780"/></text:p>
      <text:p text:style-name="P1"><text:span text:style-name="T781">select</text:span><text:span text:style-name="T782"><text:s/></text:span><text:span text:style-name="T783">sum</text:span><text:span text:style-name="T784">(</text:span><text:span text:style-name="T785">sal</text:span><text:span text:style-name="T786">)</text:span><text:span text:style-name="T787"><text:s/></text:span><text:span text:style-name="T788">as</text:span><text:span text:style-name="T789"><text:s/>"total monthly salary"</text:span></text:p>
      <text:p text:style-name="P1"><text:span text:style-name="T790">from</text:span><text:span text:style-name="T791"><text:s/>employee</text:span><text:span text:style-name="T792">;</text:span><text:span text:style-name="T793"/></text:p>
      <text:p text:style-name="P1"><text:span text:style-name="T794">/*9. Print the average annual salary .*/</text:span><text:span text:style-name="T795"/></text:p>
      <text:p text:style-name="P1"><text:span text:style-name="T796">select</text:span><text:span text:style-name="T797"><text:s/></text:span><text:span text:style-name="T798">avg</text:span><text:span text:style-name="T799">(</text:span><text:span text:style-name="T800">sal</text:span><text:span text:style-name="T801">*</text:span><text:span text:style-name="T802">12</text:span><text:span text:style-name="T803">)</text:span><text:span text:style-name="T804">as</text:span><text:span text:style-name="T805"><text:s/>"average annual salary"</text:span></text:p>
      <text:p text:style-name="P1"><text:span text:style-name="T806">from</text:span><text:span text:style-name="T807"><text:s/>employee</text:span></text:p>
      <text:p text:style-name="P1"><text:span text:style-name="T808">/*10. Select the name, job, salary, department number of all employees except SALESMAN from department number 30. */</text:span><text:span text:style-name="T809"/></text:p>
      <text:p text:style-name="P1"><text:span text:style-name="T810">select</text:span><text:span text:style-name="T811"><text:s/>ename</text:span><text:span text:style-name="T812">,</text:span><text:span text:style-name="T813">job</text:span><text:span text:style-name="T814">,</text:span><text:span text:style-name="T815">sal</text:span><text:span text:style-name="T816">,</text:span><text:span text:style-name="T817">deptno</text:span></text:p>
      <text:p text:style-name="P1"><text:span text:style-name="T818">from</text:span><text:span text:style-name="T819"><text:s/>employee</text:span></text:p>
      <text:p text:style-name="P1"><text:span text:style-name="T820">where</text:span><text:span text:style-name="T821"><text:s/>deptno<text:s/></text:span><text:span text:style-name="T822">=</text:span><text:span text:style-name="T823">30<text:s/></text:span><text:span text:style-name="T824">and</text:span><text:span text:style-name="T825"><text:s/>job</text:span><text:span text:style-name="T826">&lt;&gt;</text:span><text:span text:style-name="T827"><text:s/></text:span><text:span text:style-name="T828">'salesman'</text:span><text:span text:style-name="T829">;</text:span><text:span text:style-name="T830"/></text:p>
      <text:p text:style-name="P1"><text:span text:style-name="T831">/*11. List unique departments of the EMP table. */</text:span><text:span text:style-name="T832"/></text:p>
      <text:p text:style-name="P1"><text:span text:style-name="T833">select</text:span><text:span text:style-name="T834"><text:s/></text:span><text:span text:style-name="T835">distinct</text:span><text:span text:style-name="T836"><text:s/>deptno</text:span></text:p>
      <text:p text:style-name="P1"><text:span text:style-name="T837">from</text:span><text:span text:style-name="T838"><text:s/>employee</text:span></text:p>
      <text:p text:style-name="P1"><text:span text:style-name="T839">/*12. List the name and salary of employees who earn more than 1500 and are in department 10 or 30. Label the columns Employee and Monthly Salary respectively.*/</text:span><text:span text:style-name="T840"/></text:p>
      <text:p text:style-name="P1"><text:span text:style-name="T841">select</text:span><text:span text:style-name="T842"><text:s/>ename<text:s/></text:span><text:span text:style-name="T843">as</text:span><text:span text:style-name="T844"><text:s/>"employee"</text:span><text:span text:style-name="T845">,</text:span><text:span text:style-name="T846">sal<text:s/></text:span><text:span text:style-name="T847">as</text:span><text:span text:style-name="T848">"monthly salary"</text:span></text:p>
      <text:p text:style-name="P1"><text:span text:style-name="T849">from</text:span><text:span text:style-name="T850"><text:s/>employee</text:span></text:p>
      <text:p text:style-name="P1"><text:span text:style-name="T851">where</text:span><text:span text:style-name="T852">(</text:span><text:span text:style-name="T853">deptno</text:span><text:span text:style-name="T854">=</text:span><text:span text:style-name="T855">10<text:s/></text:span><text:span text:style-name="T856">or</text:span><text:span text:style-name="T857"><text:s/>deptno</text:span><text:span text:style-name="T858">=</text:span><text:span text:style-name="T859">30</text:span><text:span text:style-name="T860">)</text:span><text:span text:style-name="T861"><text:s/></text:span><text:span text:style-name="T862">and</text:span><text:span text:style-name="T863"><text:s/>sal</text:span><text:span text:style-name="T864">&gt;</text:span><text:span text:style-name="T865">1500</text:span><text:span text:style-name="T866">;</text:span><text:span text:style-name="T867"/></text:p>
      <text:p text:style-name="P1"><text:span text:style-name="T868">/*13. Display the name, job, and salary of all the employees whose job is MANAGER or ANALYST and their salary is not equal to 1000, 3000, or 5000.*/</text:span><text:span text:style-name="T869"/></text:p>
      <text:p text:style-name="P1"><text:span text:style-name="T870">select</text:span><text:span text:style-name="T871"><text:s/>ename</text:span><text:span text:style-name="T872">,</text:span><text:span text:style-name="T873">job</text:span><text:span text:style-name="T874">,</text:span><text:span text:style-name="T875">sal</text:span></text:p>
      <text:p text:style-name="P1"><text:span text:style-name="T876">from</text:span><text:span text:style-name="T877"><text:s/>employee</text:span></text:p>
      <text:p text:style-name="P1"><text:span text:style-name="T878">where</text:span><text:span text:style-name="T879">(</text:span><text:span text:style-name="T880">job<text:s/></text:span><text:span text:style-name="T881">=</text:span><text:span text:style-name="T882">'manager'</text:span><text:span text:style-name="T883">or</text:span><text:span text:style-name="T884"><text:s/>job</text:span><text:span text:style-name="T885">=</text:span><text:span text:style-name="T886">'analyst'</text:span><text:span text:style-name="T887">)</text:span><text:span text:style-name="T888"><text:s/></text:span><text:span text:style-name="T889">and</text:span><text:span text:style-name="T890"><text:s/>sal<text:s/></text:span><text:span text:style-name="T891">not</text:span><text:span text:style-name="T892"><text:s/></text:span><text:span text:style-name="T893">in(</text:span><text:span text:style-name="T894">1000</text:span><text:span text:style-name="T895">,</text:span><text:span text:style-name="T896">3000</text:span><text:span text:style-name="T897">,</text:span><text:span text:style-name="T898">5000</text:span><text:span text:style-name="T899">);</text:span><text:span text:style-name="T900"/></text:p>
      <text:p text:style-name="P1"><text:span text:style-name="T901">/*14. Display the name, salary and commission for all employees whose commission amount is greater than their salary increased by 10%. */</text:span><text:span text:style-name="T902"/></text:p>
      <text:p text:style-name="P1"><text:span text:style-name="T903">select</text:span><text:span text:style-name="T904"><text:s/>ename</text:span><text:span text:style-name="T905">,</text:span><text:span text:style-name="T906">sal</text:span><text:span text:style-name="T907">,</text:span><text:span text:style-name="T908">comm</text:span></text:p>
      <text:p text:style-name="P1"><text:span text:style-name="T909">from</text:span><text:span text:style-name="T910"><text:s/>employee</text:span></text:p>
      <text:p text:style-name="P1"><text:span text:style-name="T911">where</text:span><text:span text:style-name="T912"><text:s/>comm<text:s/></text:span><text:span text:style-name="T913">&gt;</text:span><text:span text:style-name="T914">sal</text:span><text:span text:style-name="T915">*</text:span><text:span text:style-name="T916">1.10</text:span><text:span text:style-name="T917">;</text:span><text:span text:style-name="T918"/></text:p>
      <text:p text:style-name="P1"><text:span text:style-name="T919">/*15. Display the name of all employees who have two Ls in their name and are in department 30 or their manager is 7782. */</text:span><text:span text:style-name="T920"/></text:p>
      <text:p text:style-name="P1"><text:span text:style-name="T921">select</text:span><text:span text:style-name="T922"><text:s/>ename</text:span></text:p>
      <text:p text:style-name="P1"><text:span text:style-name="T923">from</text:span><text:span text:style-name="T924"><text:s/>employee</text:span></text:p>
      <text:p text:style-name="P1"><text:span text:style-name="T925">where<text:s/></text:span><text:span text:style-name="T926">(</text:span><text:span text:style-name="T927">ename<text:s/></text:span><text:span text:style-name="T928">like</text:span><text:span text:style-name="T929"><text:s/></text:span><text:span text:style-name="T930">'%l%l%'</text:span><text:span text:style-name="T931"><text:s/></text:span><text:span text:style-name="T932">and</text:span><text:span text:style-name="T933"><text:s/>deptno</text:span><text:span text:style-name="T934">=</text:span><text:span text:style-name="T935">30</text:span><text:span text:style-name="T936">)</text:span><text:span text:style-name="T937"><text:s/></text:span><text:span text:style-name="T938">or</text:span><text:span text:style-name="T939"><text:s/>mgr_id</text:span><text:span text:style-name="T940">=</text:span><text:span text:style-name="T941">7782</text:span><text:span text:style-name="T942">;</text:span><text:span text:style-name="T943"/></text:p>
      <text:p text:style-name="P1"><text:span text:style-name="T944">/*16. Display the names of employees with experience of over 30 years and under 40 yrs. Count the total number of employees.</text:span><text:span text:style-name="T945">*/</text:span><text:span text:style-name="T946"/></text:p>
      <text:p text:style-name="P1"><text:span text:style-name="T947">select ename</text:span><text:span text:style-name="T948"/></text:p>
      <text:p text:style-name="P1"><text:span text:style-name="T949">from employee</text:span><text:span text:style-name="T950"/></text:p>
      <text:p text:style-name="P1"><text:span text:style-name="T951">where months_between(sysdate,to_date(hiredate,'dd-mon-yy')) &gt;+360 and months_between(sysdate,to_date(hiredate,'dd-mon-yy'))&lt;480;</text:span><text:span text:style-name="T952"/></text:p>
      <text:p text:style-name="P1"><text:span text:style-name="T953">select count(*) as"total employees"</text:span><text:span text:style-name="T954"/></text:p>
      <text:p text:style-name="P1"><text:span text:style-name="T955">from employee<text:s/></text:span><text:span text:style-name="T956"/></text:p>
      <text:p text:style-name="P1"><text:span text:style-name="T957">/*17. Retrieve the names of departments in ascending order and their employees in descending order. */</text:span><text:span text:style-name="T958"/></text:p>
      <text:p text:style-name="P1"><text:span text:style-name="T959">select</text:span><text:span text:style-name="T960"><text:s/>d</text:span><text:span text:style-name="T961">.</text:span><text:span text:style-name="T962">dname<text:s/></text:span><text:span text:style-name="T963">as</text:span><text:span text:style-name="T964"><text:s/>"department"</text:span><text:span text:style-name="T965">,</text:span><text:span text:style-name="T966">e</text:span><text:span text:style-name="T967">.</text:span><text:span text:style-name="T968">ename<text:s/></text:span><text:span text:style-name="T969">as</text:span><text:span text:style-name="T970"><text:s/>"employee"</text:span></text:p>
      <text:p text:style-name="P1"><text:span text:style-name="T971">from</text:span><text:span text:style-name="T972"><text:s/>department d</text:span></text:p>
      <text:p text:style-name="P1"><text:span text:style-name="T973">left</text:span><text:span text:style-name="T974"><text:s/></text:span><text:span text:style-name="T975">join</text:span><text:span text:style-name="T976"><text:s/>employee e<text:s/></text:span><text:span text:style-name="T977">on</text:span><text:span text:style-name="T978"><text:s/>d</text:span><text:span text:style-name="T979">.</text:span><text:span text:style-name="T980">deptno</text:span><text:span text:style-name="T981">=</text:span><text:span text:style-name="T982">e</text:span><text:span text:style-name="T983">.</text:span><text:span text:style-name="T984">deptno</text:span></text:p>
      <text:p text:style-name="P1"><text:span text:style-name="T985">order</text:span><text:span text:style-name="T986"><text:s/></text:span><text:span text:style-name="T987">by</text:span><text:span text:style-name="T988"><text:s/>"department"<text:s/></text:span><text:span text:style-name="T989">asc</text:span><text:span text:style-name="T990">,</text:span><text:span text:style-name="T991">"employee"<text:s/></text:span><text:span text:style-name="T992">desc</text:span><text:span text:style-name="T993">;</text:span><text:span text:style-name="T994"/></text:p>
      <text:p text:style-name="P1"><text:span text:style-name="T995">/*18. Find out experience of MILLER.<text:s/></text:span><text:span text:style-name="T996">*/</text:span><text:span text:style-name="T997"/></text:p>
      <text:p text:style-name="P1"><text:span text:style-name="T998">select ename,(select floor(months_between(sysdate,to_date(heridate,'dd-mon-yy)) /12)) as"experince(years)"</text:span><text:span text:style-name="T999"/></text:p>
      <text:p text:style-name="P1"><text:span text:style-name="T1000">from employee</text:span><text:span text:style-name="T1001"/></text:p>
      <text:p text:style-name="P1"><text:span text:style-name="T1002">where ename='miller';</text:span></text:p>
      <text:p text:style-name="P1"><text:span text:style-name="T1003">output:</text:span><text:span text:style-name="T1004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004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004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1004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004"/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1004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1004"/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1004"/></text:p>
      <text:p text:style-name="P2"><text:span text:style-name="T1004"/></text:p>
      <text:p text:style-name="P2"><text:span text:style-name="T1004"/></text:p>
      <text:p text:style-name="P2"><text:span text:style-name="T1004"/></text:p>
      <text:p text:style-name="P2"><text:span text:style-name="T1004"/></text:p>
      <text:p text:style-name="P2"><text:span text:style-name="T1004"/></text:p>
      <text:p text:style-name="P2"><text:span text:style-name="T1004"/></text:p>
      <text:p text:style-name="P2"><text:span text:style-name="T1004"/></text:p>
      <text:p text:style-name="P3"><text:span text:style-name="T1005"/></text:p>
      <text:p text:style-name="P3"><text:span text:style-name="T1005"/></text:p>
      <text:p text:style-name="P3"><text:span text:style-name="T1005"/></text:p>
      <text:p text:style-name="P3"><text:span text:style-name="T1005"/></text:p>
      <text:p text:style-name="P3"><text:span text:style-name="T10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